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96.9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79.09pt"/>
    </style:style>
    <style:style style:name="co16" style:family="table-column">
      <style:table-column-properties fo:break-before="auto" style:column-width="123pt"/>
    </style:style>
    <style:style style:name="co17" style:family="table-column">
      <style:table-column-properties fo:break-before="auto" style:column-width="86.34pt"/>
    </style:style>
    <style:style style:name="co18" style:family="table-column">
      <style:table-column-properties fo:break-before="auto" style:column-width="117.69pt"/>
    </style:style>
    <style:style style:name="co19" style:family="table-column">
      <style:table-column-properties fo:break-before="auto" style:column-width="120.1pt"/>
    </style:style>
    <style:style style:name="co20" style:family="table-column">
      <style:table-column-properties fo:break-before="auto" style:column-width="150.49pt"/>
    </style:style>
    <style:style style:name="co21" style:family="table-column">
      <style:table-column-properties fo:break-before="auto" style:column-width="112.85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120.61pt"/>
    </style:style>
    <style:style style:name="co24" style:family="table-column">
      <style:table-column-properties fo:break-before="auto" style:column-width="12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dfce4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200" fo:border="0.06pt solid #000000"/>
    </style:style>
    <style:style style:name="ce1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1 Best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2 Best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3 Best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2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6" calcext:value-type="float">
            <text:p>0.474553854116296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7" calcext:value-type="float">
            <text:p>0.583109115477867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3" calcext:value-type="float">
            <text:p>0.50467544028763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781253524551132" calcext:value-type="float">
            <text:p>0.781253524551132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7" calcext:value-type="float">
            <text:p>0.795811298239927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table:style-name="Default" office:value-type="float" office:value="0.399691964911875" calcext:value-type="float">
            <text:p>0.399691964911875</text:p>
          </table:table-cell>
          <table:table-cell table:style-name="Default"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office:value-type="float" office:value="0.523824653319327" calcext:value-type="float">
            <text:p>0.523824653319327</text:p>
          </table:table-cell>
          <table:table-cell office:value-type="float" office:value="0.573659746682881" calcext:value-type="float">
            <text:p>0.573659746682881</text:p>
          </table:table-cell>
          <table:table-cell table:style-name="Default" office:value-type="float" office:value="0.466779632692382" calcext:value-type="float">
            <text:p>0.466779632692382</text:p>
          </table:table-cell>
          <table:table-cell table:style-name="Default" office:value-type="float" office:value="0.516887986347184" calcext:value-type="float">
            <text:p>0.516887986347184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475413968251441" calcext:value-type="float">
            <text:p>0.475413968251441</text:p>
          </table:table-cell>
          <table:table-cell office:value-type="float" office:value="0.525130692737721" calcext:value-type="float">
            <text:p>0.5251306927377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style-name="Default" table:formula="of:=MAX([.H3:.H12])" office:value-type="float" office:value="0.791151700798124" calcext:value-type="float">
            <text:p>0.791151700798124</text:p>
          </table:table-cell>
          <table:table-cell table:style-name="Default" table:formula="of:=MAX([.I3:.I12])" office:value-type="float" office:value="0.802736146127778" calcext:value-type="float">
            <text:p>0.802736146127778</text:p>
          </table:table-cell>
          <table:table-cell table:formula="of:=MAX([.J3:.J12])" office:value-type="float" office:value="0.766595742355566" calcext:value-type="float">
            <text:p>0.766595742355566</text:p>
          </table:table-cell>
          <table:table-cell table:formula="of:=MAX([.K3:.K12])" office:value-type="float" office:value="0.795811298239927" calcext:value-type="float">
            <text:p>0.795811298239927</text:p>
          </table:table-cell>
          <table:table-cell table:formula="of:=MAX([.L3:.L12])" office:value-type="float" office:value="0.717898474029441" calcext:value-type="float">
            <text:p>0.717898474029441</text:p>
          </table:table-cell>
          <table:table-cell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formula="of:=AVERAGE([.F3:.F12])" office:value-type="float" office:value="0.494416750903979" calcext:value-type="float">
            <text:p>0.494416750903979</text:p>
          </table:table-cell>
          <table:table-cell table:formula="of:=AVERAGE([.G3:.G12])" office:value-type="float" office:value="0.551177773499541" calcext:value-type="float">
            <text:p>0.551177773499541</text:p>
          </table:table-cell>
          <table:table-cell table:style-name="Default" table:formula="of:=AVERAGE([.H3:.H12])" office:value-type="float" office:value="0.642448952149692" calcext:value-type="float">
            <text:p>0.642448952149692</text:p>
          </table:table-cell>
          <table:table-cell table:style-name="Default" table:formula="of:=AVERAGE([.I3:.I12])" office:value-type="float" office:value="0.66731237209585" calcext:value-type="float">
            <text:p>0.66731237209585</text:p>
          </table:table-cell>
          <table:table-cell table:formula="of:=AVERAGE([.J3:.J12])" office:value-type="float" office:value="0.501714528285265" calcext:value-type="float">
            <text:p>0.501714528285265</text:p>
          </table:table-cell>
          <table:table-cell table:formula="of:=AVERAGE([.K3:.K12])" office:value-type="float" office:value="0.534802376455569" calcext:value-type="float">
            <text:p>0.534802376455569</text:p>
          </table:table-cell>
          <table:table-cell table:formula="of:=AVERAGE([.L3:.L12])" office:value-type="float" office:value="0.517414774988851" calcext:value-type="float">
            <text:p>0.517414774988851</text:p>
          </table:table-cell>
          <table:table-cell table:formula="of:=AVERAGE([.M3:.M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8"/>
          <table:table-cell table:style-name="ce1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8"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8"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8"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8" office:value-type="float" office:value="0.720465110397333" calcext:value-type="float">
            <text:p>0.720465110397333</text:p>
          </table:table-cell>
          <table:table-cell office:value-type="float" office:value="0.593730799737814" calcext:value-type="float">
            <text:p>0.593730799737814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3" calcext:value-type="float">
            <text:p>0.617630413002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table:style-name="ce8" office:value-type="float" office:value="0.66745241405453" calcext:value-type="float">
            <text:p>0.6674524140545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8" office:value-type="float" office:value="0.701488567050744" calcext:value-type="float">
            <text:p>0.701488567050744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office:value-type="float" office:value="0.645115784792505" calcext:value-type="float">
            <text:p>0.645115784792505</text:p>
          </table:table-cell>
          <table:table-cell table:style-name="ce8"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8" office:value-type="float" office:value="0.70656284430487" calcext:value-type="float">
            <text:p>0.70656284430487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8"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723655614136292" calcext:value-type="float">
            <text:p>0.723655614136292</text:p>
          </table:table-cell>
          <table:table-cell office:value-type="float" office:value="0.186815397575645" calcext:value-type="float">
            <text:p>0.186815397575645</text:p>
          </table:table-cell>
          <table:table-cell table:formula="of:=MAX([.D9:.D23])" office:value-type="float" office:value="0.885630498533724" calcext:value-type="float">
            <text:p>0.885630498533724</text:p>
          </table:table-cell>
          <table:table-cell office:value-type="float" office:value="0.626370480569625" calcext:value-type="float">
            <text:p>0.626370480569625</text:p>
          </table:table-cell>
          <table:table-cell office:value-type="float" office:value="0.669697580614097" calcext:value-type="float">
            <text:p>0.669697580614097</text:p>
          </table:table-cell>
          <table:table-cell office:value-type="float" office:value="0.696160037129258" calcext:value-type="float">
            <text:p>0.696160037129258</text:p>
          </table:table-cell>
          <table:table-cell table:style-name="Default" office:value-type="float" office:value="0.587203507367574" calcext:value-type="float">
            <text:p>0.587203507367574</text:p>
          </table:table-cell>
          <table:table-cell table:style-name="Default" office:value-type="float" office:value="0.606315360495477" calcext:value-type="float">
            <text:p>0.606315360495477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716291589015462" calcext:value-type="float">
            <text:p>0.716291589015462</text:p>
          </table:table-cell>
          <table:table-cell office:value-type="float" office:value="0.583798407076856" calcext:value-type="float">
            <text:p>0.583798407076856</text:p>
          </table:table-cell>
          <table:table-cell office:value-type="float" office:value="0.606241721614802" calcext:value-type="float">
            <text:p>0.60624172161480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style-name="Default" table:formula="of:=MAX([.H19:.H27])" office:value-type="float" office:value="0.753151051390681" calcext:value-type="float">
            <text:p>0.753151051390681</text:p>
          </table:table-cell>
          <table:table-cell table:style-name="Default" table:formula="of:=MAX([.I19:.I27])" office:value-type="float" office:value="0.771141596011709" calcext:value-type="float">
            <text:p>0.771141596011709</text:p>
          </table:table-cell>
          <table:table-cell table:formula="of:=MAX([.J19:.J27])" office:value-type="float" office:value="0.729135219952162" calcext:value-type="float">
            <text:p>0.729135219952162</text:p>
          </table:table-cell>
          <table:table-cell table:formula="of:=MAX([.K19:.K27])" office:value-type="float" office:value="0.773540002503109" calcext:value-type="float">
            <text:p>0.773540002503109</text:p>
          </table:table-cell>
          <table:table-cell table:formula="of:=MAX([.L19:.L27])" office:value-type="float" office:value="0.736346625076031" calcext:value-type="float">
            <text:p>0.736346625076031</text:p>
          </table:table-cell>
          <table:table-cell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formula="of:=AVERAGE([.F19:.F27])" office:value-type="float" office:value="0.583976596169181" calcext:value-type="float">
            <text:p>0.583976596169181</text:p>
          </table:table-cell>
          <table:table-cell table:formula="of:=AVERAGE([.G19:.G27])" office:value-type="float" office:value="0.653896710966568" calcext:value-type="float">
            <text:p>0.653896710966568</text:p>
          </table:table-cell>
          <table:table-cell table:style-name="Default" table:formula="of:=AVERAGE([.H19:.H27])" office:value-type="float" office:value="0.622295360493761" calcext:value-type="float">
            <text:p>0.622295360493761</text:p>
          </table:table-cell>
          <table:table-cell table:style-name="Default" table:formula="of:=AVERAGE([.I19:.I27])" office:value-type="float" office:value="0.663655642962295" calcext:value-type="float">
            <text:p>0.663655642962295</text:p>
          </table:table-cell>
          <table:table-cell table:formula="of:=AVERAGE([.J19:.J27])" office:value-type="float" office:value="0.646439338900845" calcext:value-type="float">
            <text:p>0.646439338900845</text:p>
          </table:table-cell>
          <table:table-cell table:formula="of:=AVERAGE([.K19:.K27])" office:value-type="float" office:value="0.692268446688512" calcext:value-type="float">
            <text:p>0.692268446688512</text:p>
          </table:table-cell>
          <table:table-cell table:formula="of:=AVERAGE([.L19:.L27])" office:value-type="float" office:value="0.637506735908853" calcext:value-type="float">
            <text:p>0.637506735908853</text:p>
          </table:table-cell>
          <table:table-cell table:formula="of:=AVERAGE([.M19:.M27])" office:value-type="float" office:value="0.676840813115249" calcext:value-type="float">
            <text:p>0.676840813115249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6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9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0" table:default-cell-style-name="Default"/>
        <table:table-row table:style-name="ro1">
          <table:table-cell table:style-name="ce9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  <table:table-cell table:style-name="ce9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0"/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late Letter</text:p>
          </table:table-cell>
          <table:table-cell table:style-name="ce9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ce10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9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table:style-name="ce9"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Fitness Function Index </text:p>
          </table:table-cell>
          <table:table-cell table:style-name="ce9" office:value-type="string" calcext:value-type="string">
            <text:p>Sequence Penalty Index </text:p>
          </table:table-cell>
        </table:table-row>
        <table:table-row table:style-name="ro1">
          <table:table-cell table:style-name="ce4" office:value-type="string" calcext:value-type="string">
            <text:p>A/B/C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2"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/E/F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ules_Vital" table:style-name="ta1">
        <table:table-column table:style-name="co10" table:default-cell-style-name="Default"/>
        <table:table-row table:style-name="ro1">
          <table:table-cell/>
        </table:table-row>
      </table:table>
      <table:table table:name="Rules_Param_Avg" table:style-name="ta1">
        <table:table-column table:style-name="co1" table:default-cell-style-name="ce10"/>
        <table:table-column table:style-name="co6" table:default-cell-style-name="ce10"/>
        <table:table-column table:style-name="co8" table:default-cell-style-name="ce15"/>
        <table:table-column table:style-name="co8" table:number-columns-repeated="2" table:default-cell-style-name="ce10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452542599435586" calcext:value-type="float">
            <text:p>0.452542599435586</text:p>
          </table:table-cell>
          <table:table-cell table:formula="of:=MAX([.B3:.E3])" office:value-type="float" office:value="0.780299211772955" calcext:value-type="float">
            <text:p>0.780299211772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527061133910244" calcext:value-type="float">
            <text:p>0.527061133910244</text:p>
          </table:table-cell>
          <table:table-cell table:formula="of:=MAX([.B4:.E4])" office:value-type="float" office:value="0.781003555057693" calcext:value-type="float">
            <text:p>0.781003555057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474553854116296" calcext:value-type="float">
            <text:p>0.474553854116296</text:p>
          </table:table-cell>
          <table:table-cell table:style-name="ce16" office:value-type="float" office:value="0.395756306593388" calcext:value-type="float">
            <text:p>0.395756306593388</text:p>
          </table:table-cell>
          <table:table-cell table:style-name="ce15" office:value-type="float" office:value="0.482783047895291" calcext:value-type="float">
            <text:p>0.482783047895291</text:p>
          </table:table-cell>
          <table:table-cell office:value-type="float" office:value="0.414839582507308" calcext:value-type="float">
            <text:p>0.414839582507308</text:p>
          </table:table-cell>
          <table:table-cell table:formula="of:=MAX([.B5:.E5])" office:value-type="float" office:value="0.482783047895291" calcext:value-type="float">
            <text:p>0.48278304789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31521260180051" calcext:value-type="float">
            <text:p>0.531521260180051</text:p>
          </table:table-cell>
          <table:table-cell table:style-name="ce16" office:value-type="float" office:value="0.471479468020123" calcext:value-type="float">
            <text:p>0.471479468020123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64283906031071" calcext:value-type="float">
            <text:p>0.464283906031071</text:p>
          </table:table-cell>
          <table:table-cell table:formula="of:=MAX([.B6:.E6])" office:value-type="float" office:value="0.531521260180051" calcext:value-type="float">
            <text:p>0.53152126018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71075242767693" calcext:value-type="float">
            <text:p>0.71075242767693</text:p>
          </table:table-cell>
          <table:table-cell table:formula="of:=MAX([.B7:.E7])" office:value-type="float" office:value="0.774989923051539" calcext:value-type="float">
            <text:p>0.77498992305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717898474029441" calcext:value-type="float">
            <text:p>0.717898474029441</text:p>
          </table:table-cell>
          <table:table-cell table:formula="of:=MAX([.B8:.E8])" office:value-type="float" office:value="0.787546280295488" calcext:value-type="float">
            <text:p>0.787546280295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49158583738656" calcext:value-type="float">
            <text:p>0.49158583738656</text:p>
          </table:table-cell>
          <table:table-cell table:formula="of:=MAX([.B9:.E9])" office:value-type="float" office:value="0.775791478303348" calcext:value-type="float">
            <text:p>0.775791478303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512282246103088" calcext:value-type="float">
            <text:p>0.512282246103088</text:p>
          </table:table-cell>
          <table:table-cell table:formula="of:=MAX([.B10:.E10])" office:value-type="float" office:value="0.791151700798124" calcext:value-type="float">
            <text:p>0.791151700798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64176364776284" calcext:value-type="float">
            <text:p>0.464176364776284</text:p>
          </table:table-cell>
          <table:table-cell table:style-name="ce10" office:value-type="float" office:value="0.399691964911875" calcext:value-type="float">
            <text:p>0.399691964911875</text:p>
          </table:table-cell>
          <table:table-cell table:style-name="ce15" office:value-type="float" office:value="0.504011731475311" calcext:value-type="float">
            <text:p>0.504011731475311</text:p>
          </table:table-cell>
          <table:table-cell office:value-type="float" office:value="0.407487574556841" calcext:value-type="float">
            <text:p>0.407487574556841</text:p>
          </table:table-cell>
          <table:table-cell table:formula="of:=MAX([.B11:.E11])" office:value-type="float" office:value="0.504011731475311" calcext:value-type="float">
            <text:p>0.50401173147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23824653319327" calcext:value-type="float">
            <text:p>0.523824653319327</text:p>
          </table:table-cell>
          <table:table-cell table:style-name="ce10" office:value-type="float" office:value="0.466779632692382" calcext:value-type="float">
            <text:p>0.466779632692382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475413968251441" calcext:value-type="float">
            <text:p>0.475413968251441</text:p>
          </table:table-cell>
          <table:table-cell table:formula="of:=MAX([.B12:.E12])" office:value-type="float" office:value="0.523824653319327" calcext:value-type="float">
            <text:p>0.52382465331932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563765838860973" calcext:value-type="float">
            <text:p>0.563765838860973</text:p>
          </table:table-cell>
          <table:table-cell table:style-name="Default" table:formula="of:=MAX([.C3:.C12])" office:value-type="float" office:value="0.791151700798124" calcext:value-type="float">
            <text:p>0.791151700798124</text:p>
          </table:table-cell>
          <table:table-cell table:style-name="Default" table:formula="of:=MAX([.D3:.D12])" office:value-type="float" office:value="0.766595742355566" calcext:value-type="float">
            <text:p>0.766595742355566</text:p>
          </table:table-cell>
          <table:table-cell table:style-name="Default" table:formula="of:=MAX([.E3:.E12])" office:value-type="float" office:value="0.717898474029441" calcext:value-type="float">
            <text:p>0.7178984740294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C3];[.C4];[.D5];[.B6];[.C7];[.C8];[.C9];[.C10];[.B12];[.D11])" office:value-type="float" office:value="0.673292284214913" calcext:value-type="float">
            <text:p>0.673292284214913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494416750903979" calcext:value-type="float">
            <text:p>0.494416750903979</text:p>
          </table:table-cell>
          <table:table-cell table:style-name="Default" table:formula="of:=AVERAGE([.C3:.C12])" office:value-type="float" office:value="0.642448952149691" calcext:value-type="float">
            <text:p>0.642448952149691</text:p>
          </table:table-cell>
          <table:table-cell table:style-name="Default" table:formula="of:=AVERAGE([.D3:.D12])" office:value-type="float" office:value="0.501714528285265" calcext:value-type="float">
            <text:p>0.501714528285265</text:p>
          </table:table-cell>
          <table:table-cell table:style-name="Default" table:formula="of:=AVERAGE([.E3:.E12])" office:value-type="float" office:value="0.517414774988851" calcext:value-type="float">
            <text:p>0.517414774988851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16" office:value-type="float" office:value="0.443679035857321" calcext:value-type="float">
            <text:p>0.443679035857321</text:p>
          </table:table-cell>
          <table:table-cell office:value-type="float" office:value="0.681210511896631" calcext:value-type="float">
            <text:p>0.681210511896631</text:p>
          </table:table-cell>
          <table:table-cell table:style-name="ce15" office:value-type="float" office:value="0.70984160461016" calcext:value-type="float">
            <text:p>0.70984160461016</text:p>
          </table:table-cell>
          <table:table-cell table:formula="of:=MAX([.B18:.E19])" office:value-type="float" office:value="0.70984160461016" calcext:value-type="float">
            <text:p>0.7098416046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16" office:value-type="float" office:value="0.549565943303907" calcext:value-type="float">
            <text:p>0.549565943303907</text:p>
          </table:table-cell>
          <table:table-cell office:value-type="float" office:value="0.729135219952162" calcext:value-type="float">
            <text:p>0.729135219952162</text:p>
          </table:table-cell>
          <table:table-cell table:style-name="ce15" office:value-type="float" office:value="0.736346625076031" calcext:value-type="float">
            <text:p>0.736346625076031</text:p>
          </table:table-cell>
          <table:table-cell table:formula="of:=MAX([.B19:.E20])" office:value-type="float" office:value="0.736346625076031" calcext:value-type="float">
            <text:p>0.736346625076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16" office:value-type="float" office:value="0.560336952456223" calcext:value-type="float">
            <text:p>0.560336952456223</text:p>
          </table:table-cell>
          <table:table-cell table:style-name="ce15" office:value-type="float" office:value="0.674560114349392" calcext:value-type="float">
            <text:p>0.674560114349392</text:p>
          </table:table-cell>
          <table:table-cell office:value-type="float" office:value="0.561583144407107" calcext:value-type="float">
            <text:p>0.561583144407107</text:p>
          </table:table-cell>
          <table:table-cell table:formula="of:=MAX([.B21:.E21])" office:value-type="float" office:value="0.674560114349392" calcext:value-type="float">
            <text:p>0.67456011434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663689908998544" calcext:value-type="float">
            <text:p>0.663689908998544</text:p>
          </table:table-cell>
          <table:table-cell table:style-name="ce16" office:value-type="float" office:value="0.593730799737814" calcext:value-type="float">
            <text:p>0.593730799737814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589823043958755" calcext:value-type="float">
            <text:p>0.589823043958755</text:p>
          </table:table-cell>
          <table:table-cell table:formula="of:=MAX([.B22:.E22])" office:value-type="float" office:value="0.663689908998544" calcext:value-type="float">
            <text:p>0.663689908998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64023275796573" calcext:value-type="float">
            <text:p>0.64023275796573</text:p>
          </table:table-cell>
          <table:table-cell table:formula="of:=MAX([.B23:.E23])" office:value-type="float" office:value="0.714678885760721" calcext:value-type="float">
            <text:p>0.71467888576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651524696933259" calcext:value-type="float">
            <text:p>0.651524696933259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49595929967573" calcext:value-type="float">
            <text:p>0.649595929967573</text:p>
          </table:table-cell>
          <table:table-cell table:formula="of:=MAX([.B24:.E24])" office:value-type="float" office:value="0.745023386153714" calcext:value-type="float">
            <text:p>0.745023386153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30078386673845" calcext:value-type="float">
            <text:p>0.630078386673845</text:p>
          </table:table-cell>
          <table:table-cell table:formula="of:=MAX([.B25:.E25])" office:value-type="float" office:value="0.692654728466591" calcext:value-type="float">
            <text:p>0.692654728466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678313245095766" calcext:value-type="float">
            <text:p>0.678313245095766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661869899428229" calcext:value-type="float">
            <text:p>0.661869899428229</text:p>
          </table:table-cell>
          <table:table-cell table:formula="of:=MAX([.B26:.E26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16" office:value-type="float" office:value="0.547837461316874" calcext:value-type="float">
            <text:p>0.547837461316874</text:p>
          </table:table-cell>
          <table:table-cell table:style-name="ce15" office:value-type="float" office:value="0.65199824152934" calcext:value-type="float">
            <text:p>0.65199824152934</text:p>
          </table:table-cell>
          <table:table-cell office:value-type="float" office:value="0.55818923109225" calcext:value-type="float">
            <text:p>0.55818923109225</text:p>
          </table:table-cell>
          <table:table-cell table:formula="of:=MAX([.B27:.E27])" office:value-type="float" office:value="0.654167702452168" calcext:value-type="float">
            <text:p>0.654167702452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table:style-name="ce15" office:value-type="float" office:value="0.669697580614097" calcext:value-type="float">
            <text:p>0.669697580614097</text:p>
          </table:table-cell>
          <table:table-cell table:style-name="ce10" office:value-type="float" office:value="0.587203507367574" calcext:value-type="float">
            <text:p>0.587203507367574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583798407076856" calcext:value-type="float">
            <text:p>0.583798407076856</text:p>
          </table:table-cell>
          <table:table-cell table:formula="of:=MAX([.B28:.E28])" office:value-type="float" office:value="0.669697580614097" calcext:value-type="float">
            <text:p>0.66969758061409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678313245095766" calcext:value-type="float">
            <text:p>0.678313245095766</text:p>
          </table:table-cell>
          <table:table-cell table:style-name="Default" table:formula="of:=MAX([.C19:.C28])" office:value-type="float" office:value="0.753151051390681" calcext:value-type="float">
            <text:p>0.753151051390681</text:p>
          </table:table-cell>
          <table:table-cell table:style-name="Default" table:formula="of:=MAX([.D19:.D28])" office:value-type="float" office:value="0.729135219952162" calcext:value-type="float">
            <text:p>0.729135219952162</text:p>
          </table:table-cell>
          <table:table-cell table:style-name="Default" table:formula="of:=MAX([.E19:.E28])" office:value-type="float" office:value="0.736346625076031" calcext:value-type="float">
            <text:p>0.736346625076031</text:p>
          </table:table-cell>
          <table:table-cell table:formula="of:=MAX([.F19:.F28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verage</text:p>
          </table:table-cell>
          <table:table-cell table:formula="of:=AVERAGE([.E19];[.E20];[.D21];[.B22];[.C23];[.C24];[.C25];[.C26];[.D27];[.B28])" office:value-type="float" office:value="0.701164212694927" calcext:value-type="float">
            <text:p>0.701164212694927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592548694613673" calcext:value-type="float">
            <text:p>0.592548694613673</text:p>
          </table:table-cell>
          <table:table-cell table:style-name="Default" table:formula="of:=AVERAGE([.C19:.C28])" office:value-type="float" office:value="0.618786175181142" calcext:value-type="float">
            <text:p>0.618786175181142</text:p>
          </table:table-cell>
          <table:table-cell table:style-name="Default" table:formula="of:=AVERAGE([.D19:.D28])" office:value-type="float" office:value="0.648273647732758" calcext:value-type="float">
            <text:p>0.648273647732758</text:p>
          </table:table-cell>
          <table:table-cell table:style-name="Default" table:formula="of:=AVERAGE([.E19:.E28])" office:value-type="float" office:value="0.632135903025654" calcext:value-type="float">
            <text:p>0.632135903025654</text:p>
          </table:table-cell>
          <table:table-cell table:formula="of:=AVERAGE([.F19:.F28])" office:value-type="float" office:value="0.70138115878721" calcext:value-type="float">
            <text:p>0.70138115878721</text:p>
          </table:table-cell>
          <table:table-cell table:number-columns-repeated="1010"/>
        </table:table-row>
      </table:table>
      <table:table table:name="Rules_Best" table:style-name="ta1">
        <table:table-column table:style-name="co1" table:default-cell-style-name="ce10"/>
        <table:table-column table:style-name="co7" table:default-cell-style-name="ce10"/>
        <table:table-column table:style-name="co9" table:default-cell-style-name="ce16"/>
        <table:table-column table:style-name="co11" table:default-cell-style-name="ce10"/>
        <table:table-column table:style-name="co12" table:default-cell-style-name="ce10"/>
        <table:table-column table:style-name="co10" table:number-columns-repeated="1011" table:default-cell-style-name="Default"/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15" office:value-type="float" office:value="0.789421481455116" calcext:value-type="float">
            <text:p>0.78942148145511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5078667810859" calcext:value-type="float">
            <text:p>0.5078667810859</text:p>
          </table:table-cell>
          <table:table-cell table:formula="of:=MAX([.B3:.E3])" office:value-type="float" office:value="0.789421481455116" calcext:value-type="float">
            <text:p>0.78942148145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15" office:value-type="float" office:value="0.796440385452083" calcext:value-type="float">
            <text:p>0.796440385452083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81255373956312" calcext:value-type="float">
            <text:p>0.581255373956312</text:p>
          </table:table-cell>
          <table:table-cell table:formula="of:=MAX([.B4:.E4])" office:value-type="float" office:value="0.796440385452083" calcext:value-type="float">
            <text:p>0.796440385452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4400791763731" calcext:value-type="float">
            <text:p>0.4400791763731</text:p>
          </table:table-cell>
          <table:table-cell table:style-name="ce15" office:value-type="float" office:value="0.536179713516991" calcext:value-type="float">
            <text:p>0.536179713516991</text:p>
          </table:table-cell>
          <table:table-cell office:value-type="float" office:value="0.464779357286136" calcext:value-type="float">
            <text:p>0.464779357286136</text:p>
          </table:table-cell>
          <table:table-cell table:formula="of:=MAX([.B5:.E5])" office:value-type="float" office:value="0.536179713516991" calcext:value-type="float">
            <text:p>0.536179713516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83109115477867" calcext:value-type="float">
            <text:p>0.583109115477867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98041221301159" calcext:value-type="float">
            <text:p>0.498041221301159</text:p>
          </table:table-cell>
          <table:table-cell table:formula="of:=MAX([.B6:.E6])" office:value-type="float" office:value="0.583109115477867" calcext:value-type="float">
            <text:p>0.58310911547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504675440287633" calcext:value-type="float">
            <text:p>0.504675440287633</text:p>
          </table:table-cell>
          <table:table-cell table:style-name="ce15" office:value-type="float" office:value="0.781253524551132" calcext:value-type="float">
            <text:p>0.781253524551132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4621257288355" calcext:value-type="float">
            <text:p>0.714621257288355</text:p>
          </table:table-cell>
          <table:table-cell table:formula="of:=MAX([.B7:.E7])" office:value-type="float" office:value="0.781253524551132" calcext:value-type="float">
            <text:p>0.78125352455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15" office:value-type="float" office:value="0.802736146127778" calcext:value-type="float">
            <text:p>0.802736146127778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40656803125695" calcext:value-type="float">
            <text:p>0.740656803125695</text:p>
          </table:table-cell>
          <table:table-cell table:formula="of:=MAX([.B8:.E8])" office:value-type="float" office:value="0.802736146127778" calcext:value-type="float">
            <text:p>0.802736146127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84152288296616" calcext:value-type="float">
            <text:p>0.784152288296616</text:p>
          </table:table-cell>
          <table:table-cell table:style-name="ce15" office:value-type="float" office:value="0.795811298239927" calcext:value-type="float">
            <text:p>0.795811298239927</text:p>
          </table:table-cell>
          <table:table-cell office:value-type="float" office:value="0.530158170433247" calcext:value-type="float">
            <text:p>0.530158170433247</text:p>
          </table:table-cell>
          <table:table-cell table:formula="of:=MAX([.B9:.E9])" office:value-type="float" office:value="0.795811298239927" calcext:value-type="float">
            <text:p>0.79581129823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15" office:value-type="float" office:value="0.8004851149153" calcext:value-type="float">
            <text:p>0.8004851149153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60181098621155" calcext:value-type="float">
            <text:p>0.560181098621155</text:p>
          </table:table-cell>
          <table:table-cell table:formula="of:=MAX([.B10:.E10])" office:value-type="float" office:value="0.8004851149153" calcext:value-type="float">
            <text:p>0.8004851149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99535413218364" calcext:value-type="float">
            <text:p>0.499535413218364</text:p>
          </table:table-cell>
          <table:table-cell table:style-name="ce10" office:value-type="float" office:value="0.444178326306551" calcext:value-type="float">
            <text:p>0.444178326306551</text:p>
          </table:table-cell>
          <table:table-cell table:style-name="ce15" office:value-type="float" office:value="0.567413237620823" calcext:value-type="float">
            <text:p>0.567413237620823</text:p>
          </table:table-cell>
          <table:table-cell office:value-type="float" office:value="0.449063926468994" calcext:value-type="float">
            <text:p>0.449063926468994</text:p>
          </table:table-cell>
          <table:table-cell table:formula="of:=MAX([.B11:.E11])" office:value-type="float" office:value="0.567413237620823" calcext:value-type="float">
            <text:p>0.567413237620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73659746682881" calcext:value-type="float">
            <text:p>0.573659746682881</text:p>
          </table:table-cell>
          <table:table-cell table:style-name="ce10" office:value-type="float" office:value="0.516887986347184" calcext:value-type="float">
            <text:p>0.516887986347184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525130692737721" calcext:value-type="float">
            <text:p>0.525130692737721</text:p>
          </table:table-cell>
          <table:table-cell table:formula="of:=MAX([.B12:.E12])" office:value-type="float" office:value="0.573659746682881" calcext:value-type="float">
            <text:p>0.5736597466828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Average </text:p>
          </table:table-cell>
          <table:table-cell table:formula="of:=AVERAGE([.C3];[.C4];[.D5];[.B6];[.C7];[.C8];[.D9];[.C10];[.B12];[.D11])" office:value-type="float" office:value="0.70265097640399" calcext:value-type="float">
            <text:p>0.7026509764039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615458204258689" calcext:value-type="float">
            <text:p>0.615458204258689</text:p>
          </table:table-cell>
          <table:table-cell table:style-name="Default" table:formula="of:=MAX([.C3:.C12])" office:value-type="float" office:value="0.802736146127778" calcext:value-type="float">
            <text:p>0.802736146127778</text:p>
          </table:table-cell>
          <table:table-cell table:style-name="Default" table:formula="of:=MAX([.D3:.D12])" office:value-type="float" office:value="0.795811298239927" calcext:value-type="float">
            <text:p>0.795811298239927</text:p>
          </table:table-cell>
          <table:table-cell table:style-name="Default" table:formula="of:=MAX([.E3:.E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551177773499541" calcext:value-type="float">
            <text:p>0.551177773499541</text:p>
          </table:table-cell>
          <table:table-cell table:style-name="Default" table:formula="of:=AVERAGE([.C3:.C12])" office:value-type="float" office:value="0.66731237209585" calcext:value-type="float">
            <text:p>0.66731237209585</text:p>
          </table:table-cell>
          <table:table-cell table:style-name="Default" table:formula="of:=AVERAGE([.D3:.D12])" office:value-type="float" office:value="0.534802376455569" calcext:value-type="float">
            <text:p>0.534802376455569</text:p>
          </table:table-cell>
          <table:table-cell table:style-name="Default" table:formula="of:=AVERAGE([.E3:.E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table:style-name="ce16" office:value-type="float" office:value="0.502690865096088" calcext:value-type="float">
            <text:p>0.502690865096088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729543411239763" calcext:value-type="float">
            <text:p>0.729543411239763</text:p>
          </table:table-cell>
          <table:table-cell table:style-name="ce15" office:value-type="float" office:value="0.750808802387396" calcext:value-type="float">
            <text:p>0.750808802387396</text:p>
          </table:table-cell>
          <table:table-cell table:formula="of:=MAX([.B19:.E19])" office:value-type="float" office:value="0.750808802387396" calcext:value-type="float">
            <text:p>0.750808802387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table:style-name="ce16" office:value-type="float" office:value="0.529033857308833" calcext:value-type="float">
            <text:p>0.529033857308833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52319562543076" calcext:value-type="float">
            <text:p>0.752319562543076</text:p>
          </table:table-cell>
          <table:table-cell table:style-name="ce15" office:value-type="float" office:value="0.767160391869464" calcext:value-type="float">
            <text:p>0.767160391869464</text:p>
          </table:table-cell>
          <table:table-cell table:formula="of:=MAX([.B20:.E20])" office:value-type="float" office:value="0.767160391869464" calcext:value-type="float">
            <text:p>0.767160391869464</text:p>
          </table:table-cell>
          <table:table-cell office:value-type="string" calcext:value-type="string">
            <text:p>Average</text:p>
          </table:table-cell>
          <table:table-cell table:formula="of:=AVERAGE([.E19];[.E20];[.D21];[.B22];[.C23];[.C24];[.C25];[.B27];[.D26];[.D28])" office:value-type="float" office:value="0.734150133275883" calcext:value-type="float">
            <text:p>0.7341501332758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quence C </text:p>
          </table:table-cell>
          <table:table-cell table:style-name="ce16" office:value-type="float" office:value="0.693436167096306" calcext:value-type="float">
            <text:p>0.693436167096306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15" office:value-type="float" office:value="0.694189894570128" calcext:value-type="float">
            <text:p>0.694189894570128</text:p>
          </table:table-cell>
          <table:table-cell office:value-type="float" office:value="0.597404786069592" calcext:value-type="float">
            <text:p>0.597404786069592</text:p>
          </table:table-cell>
          <table:table-cell table:formula="of:=MAX([.B21:.E21])" office:value-type="float" office:value="0.694189894570128" calcext:value-type="float">
            <text:p>0.694189894570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720465110397333" calcext:value-type="float">
            <text:p>0.720465110397333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617630413002483" calcext:value-type="float">
            <text:p>0.617630413002483</text:p>
          </table:table-cell>
          <table:table-cell table:formula="of:=MAX([.B22:.E22])" office:value-type="float" office:value="0.720465110397333" calcext:value-type="float">
            <text:p>0.720465110397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table:style-name="ce16" office:value-type="float" office:value="0.66745241405453" calcext:value-type="float">
            <text:p>0.66745241405453</text:p>
          </table:table-cell>
          <table:table-cell table:style-name="ce15" office:value-type="float" office:value="0.746371551982158" calcext:value-type="float">
            <text:p>0.746371551982158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99220325219216" calcext:value-type="float">
            <text:p>0.699220325219216</text:p>
          </table:table-cell>
          <table:table-cell table:formula="of:=MAX([.B23:.E23])" office:value-type="float" office:value="0.746371551982158" calcext:value-type="float">
            <text:p>0.746371551982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table:style-name="ce16" office:value-type="float" office:value="0.701488567050744" calcext:value-type="float">
            <text:p>0.701488567050744</text:p>
          </table:table-cell>
          <table:table-cell table:style-name="ce15" office:value-type="float" office:value="0.763682417466253" calcext:value-type="float">
            <text:p>0.763682417466253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91147247711148" calcext:value-type="float">
            <text:p>0.691147247711148</text:p>
          </table:table-cell>
          <table:table-cell table:formula="of:=MAX([.B24:.E24])" office:value-type="float" office:value="0.763682417466253" calcext:value-type="float">
            <text:p>0.763682417466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table:style-name="ce16" office:value-type="float" office:value="0.670569024587844" calcext:value-type="float">
            <text:p>0.670569024587844</text:p>
          </table:table-cell>
          <table:table-cell table:style-name="ce15" office:value-type="float" office:value="0.71562002376497" calcext:value-type="float">
            <text:p>0.71562002376497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86633927051115" calcext:value-type="float">
            <text:p>0.686633927051115</text:p>
          </table:table-cell>
          <table:table-cell table:formula="of:=MAX([.B25:.E25])" office:value-type="float" office:value="0.71562002376497" calcext:value-type="float">
            <text:p>0.7156200237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table:style-name="ce16" office:value-type="float" office:value="0.70656284430487" calcext:value-type="float">
            <text:p>0.70656284430487</text:p>
          </table:table-cell>
          <table:table-cell office:value-type="float" office:value="0.771141596011709" calcext:value-type="float">
            <text:p>0.771141596011709</text:p>
          </table:table-cell>
          <table:table-cell table:style-name="ce15" office:value-type="float" office:value="0.773540002503109" calcext:value-type="float">
            <text:p>0.773540002503109</text:p>
          </table:table-cell>
          <table:table-cell office:value-type="float" office:value="0.687855980943625" calcext:value-type="float">
            <text:p>0.687855980943625</text:p>
          </table:table-cell>
          <table:table-cell table:formula="of:=MAX([.B26:.E26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table:style-name="ce15" office:value-type="float" office:value="0.69337154880256" calcext:value-type="float">
            <text:p>0.69337154880256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93705443783206" calcext:value-type="float">
            <text:p>0.593705443783206</text:p>
          </table:table-cell>
          <table:table-cell table:formula="of:=MAX([.B27:.E27])" office:value-type="float" office:value="0.69337154880256" calcext:value-type="float">
            <text:p>0.69337154880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696160037129258" calcext:value-type="float">
            <text:p>0.696160037129258</text:p>
          </table:table-cell>
          <table:table-cell table:style-name="ce10" office:value-type="float" office:value="0.606315360495477" calcext:value-type="float">
            <text:p>0.606315360495477</text:p>
          </table:table-cell>
          <table:table-cell table:style-name="ce15" office:value-type="float" office:value="0.716291589015462" calcext:value-type="float">
            <text:p>0.716291589015462</text:p>
          </table:table-cell>
          <table:table-cell office:value-type="float" office:value="0.606241721614802" calcext:value-type="float">
            <text:p>0.606241721614802</text:p>
          </table:table-cell>
          <table:table-cell table:formula="of:=MAX([.B28:.E28])" office:value-type="float" office:value="0.716291589015462" calcext:value-type="float">
            <text:p>0.716291589015462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720465110397333" calcext:value-type="float">
            <text:p>0.720465110397333</text:p>
          </table:table-cell>
          <table:table-cell table:style-name="Default" table:formula="of:=MAX([.C19:.C28])" office:value-type="float" office:value="0.771141596011709" calcext:value-type="float">
            <text:p>0.771141596011709</text:p>
          </table:table-cell>
          <table:table-cell table:style-name="Default" table:formula="of:=MAX([.D19:.D28])" office:value-type="float" office:value="0.773540002503109" calcext:value-type="float">
            <text:p>0.773540002503109</text:p>
          </table:table-cell>
          <table:table-cell table:style-name="Default" table:formula="of:=MAX([.E19:.E28])" office:value-type="float" office:value="0.767160391869464" calcext:value-type="float">
            <text:p>0.767160391869464</text:p>
          </table:table-cell>
          <table:table-cell table:formula="of:=MAX([.F19:.F28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658123043582837" calcext:value-type="float">
            <text:p>0.658123043582837</text:p>
          </table:table-cell>
          <table:table-cell table:style-name="Default" table:formula="of:=AVERAGE([.C19:.C28])" office:value-type="float" office:value="0.657921614715613" calcext:value-type="float">
            <text:p>0.657921614715613</text:p>
          </table:table-cell>
          <table:table-cell table:style-name="Default" table:formula="of:=AVERAGE([.D19:.D28])" office:value-type="float" office:value="0.694670760921207" calcext:value-type="float">
            <text:p>0.694670760921207</text:p>
          </table:table-cell>
          <table:table-cell table:style-name="Default" table:formula="of:=AVERAGE([.E19:.E28])" office:value-type="float" office:value="0.669780903965204" calcext:value-type="float">
            <text:p>0.669780903965204</text:p>
          </table:table-cell>
          <table:table-cell table:formula="of:=AVERAGE([.F19:.F28])" office:value-type="float" office:value="0.734150133275883" calcext:value-type="float">
            <text:p>0.734150133275883</text:p>
          </table:table-cell>
          <table:table-cell table:number-columns-repeated="1010"/>
        </table:table-row>
      </table:table>
      <table:table table:name="Rules_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4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9:20:09.66835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30T19:34:27.386885856</dc:date>
    <meta:editing-duration>PT12H10M35S</meta:editing-duration>
    <meta:editing-cycles>91</meta:editing-cycles>
    <meta:document-statistic meta:table-count="11" meta:cell-count="1223" meta:object-count="0"/>
  </office:meta>
</office:document-meta>
</file>